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officeooo:paragraph-rsid="0012f1c2"/>
    </style:style>
    <style:style style:name="P3" style:family="paragraph" style:parent-style-name="Standard">
      <style:text-properties style:font-name="Liberation Serif" fo:font-size="12pt" officeooo:paragraph-rsid="0012f1c2" style:font-size-asian="12pt" style:font-size-complex="12pt"/>
    </style:style>
    <style:style style:name="T1" style:family="text">
      <style:text-properties style:font-name="sans-serif"/>
    </style:style>
    <style:style style:name="T2" style:family="text">
      <style:text-properties style:font-name="sans-serif" fo:font-size="14.25pt"/>
    </style:style>
    <style:style style:name="T3" style:family="text">
      <style:text-properties style:font-name="sans-serif" fo:font-size="14.25pt" officeooo:rsid="0012f1c2"/>
    </style:style>
    <style:style style:name="T4" style:family="text">
      <style:text-properties style:font-name="sans-serif" fo:font-size="16.5pt"/>
    </style:style>
    <style:style style:name="T5" style:family="text">
      <style:text-properties style:font-name="sans-serif" fo:font-size="16.5pt" style:font-size-asian="10pt" style:font-size-complex="10pt"/>
    </style:style>
    <style:style style:name="T6" style:family="text">
      <style:text-properties style:font-name="sans-serif" fo:font-size="16.5pt" officeooo:rsid="0012f1c2" style:font-size-asian="10pt" style:font-size-complex="10pt"/>
    </style:style>
    <style:style style:name="T7" style:family="text">
      <style:text-properties style:font-name="sans-serif" officeooo:rsid="0012f1c2"/>
    </style:style>
    <style:style style:name="T8" style:family="text">
      <style:text-properties style:font-name="sans-serif" fo:font-size="10pt" style:font-size-asian="10pt" style:font-size-complex="10pt"/>
    </style:style>
    <style:style style:name="T9" style:family="text">
      <style:text-properties style:font-name="sans-serif" fo:font-size="10pt" officeooo:rsid="0012f1c2" style:font-size-asian="10pt" style:font-size-complex="10pt"/>
    </style:style>
    <style:style style:name="T10" style:family="text">
      <style:text-properties officeooo:rsid="0012f1c2"/>
    </style:style>
    <style:style style:name="T11" style:family="text">
      <style:text-properties officeooo:rsid="0017588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you are finally ready to select an algorithm.  This depends heavily on the framework that you are using, the size of your data set, and the type of question that you are asking.  There are 2 broad categories of machine learning algorithms, classification and regression.  If you are asking which type of user is likely to click on ad x, then you will want a classifier.  If you are wondering how many ad impressions you will have in a week, you will want a regression algorithm.  It depends on whether you want numerical or categorical output.  Different algorithms also have different run times, and some increase exponentially with data set size, some increase linearly, etc.  With extremely large data, a linear model or a generalized linear model may be best in terms of speed vs accuracy.  If you can reduce the dimensionality of your data matrix with Principal Components Analysis (PCA) or another technique, then you might be able to run a support vector machine or a random forest.  You will have to experiment with small data subsets and see how long everything takes.</text:p>
      <text:p text:style-name="Standard"/>
      <text:p text:style-name="Standard"/>
      <text:p text:style-name="Standard"><text:span text:style-name="T2">In RTB, the advertisers face three main challenges when optimizing theirbidding strategies, namely (i) estimating the utility (e.g., conversions, clicks) of the ad impression, (ii) forecasting the market value (thusthe cost) of the given ad impression, and (iii) deciding the optimal bid for the given auction based on the first two</text:span></text:p>
      <text:p text:style-name="Standard"><text:span text:style-name="T2"/></text:p>
      <text:p text:style-name="Standard"><text:span text:style-name="T2"/></text:p>
      <text:p text:style-name="Standard"><text:span text:style-name="T2"/></text:p>
      <text:p text:style-name="P1"><text:span text:style-name="T7">1) </text:span><text:span text:style-name="T1">The first is to estimate theutility, i.e., CTR or CVR of the ad impression, with the consideration of the user, ad, publisher and contextual information. CTR or CVR qualifies the expected probability of click or conversion for the advertiser w.r.t. the given ad request.</text:span></text:p>
      <text:p text:style-name="P2"><text:span text:style-name="T10">2) </text:span><text:span text:style-name="T8">The secondchallenge is to forecast the probably cost for showing the ad,which is the amount paid for the impression. Note that the true cost is the market price rather than the bid price <text:s/>for the winner of the auction.</text:span></text:p>
      <text:p text:style-name="P2"><text:span text:style-name="T9">3) </text:span><text:span text:style-name="T8">The last but the most importantproblem is to adopt a properbidding strategyto win as manyeffective (high utility, yet low cost) impressions as possible <text:s/>to maximize the profits of the advertiser with the campaign budget constraint.</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Our mathematical derivation suggests that optimal bidding strategies should try to bid more impressions rather than focus on a small set of high valued impressions because according to the current RTB market data, compared to the higher evaluated impressions, the lower evaluated ones are more cost effective and the chances of winning them are relatively higher. Aside from the theoretical insights, offline experiments on a real dataset and online experiments on a production RTB system verify the effectiveness of our proposed optimal bidding strategies and the functional optimisation framework.</text:span></text:p>
      <text:p text:style-name="P2"><text:span text:style-name="T9"/></text:p>
      <text:p text:style-name="P3"><text:span text:style-name="T11">To estimate the conversion of the ad impression, with the consideration of the user, ad, publisher and contextual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23:21:46.208831590</meta:creation-date>
    <dc:date>2019-03-14T01:51:57.671194121</dc:date>
    <meta:editing-duration>PT46M54S</meta:editing-duration>
    <meta:editing-cycles>3</meta:editing-cycles>
    <meta:generator>LibreOffice/6.0.7.3$Linux_X86_64 LibreOffice_project/00m0$Build-3</meta:generator>
    <meta:document-statistic meta:table-count="0" meta:image-count="0" meta:object-count="0" meta:page-count="1" meta:paragraph-count="7" meta:word-count="465" meta:character-count="2867" meta:non-whitespace-character-count="2398"/>
  </office:meta>
</office:document-meta>
</file>